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3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page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12" style:family="paragraph" style:parent-style-name="Standard" style:list-style-name="WW8Num2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3" style:family="paragraph" style:parent-style-name="Standard" style:list-style-name="WW8Num2">
      <style:text-properties style:font-name="Times New Roman" style:font-name-asian="Times New Roman" style:font-name-complex="Times New Roman"/>
    </style:style>
    <style:style style:name="P14" style:family="paragraph" style:parent-style-name="Standard" style:list-style-name="WW8Num4">
      <style:text-properties style:font-name="Times New Roman" style:text-underline-style="none" style:font-name-complex="Times New Roman"/>
    </style:style>
    <style:style style:name="P15" style:family="paragraph" style:parent-style-name="Standard" style:list-style-name="WW8Num5">
      <style:text-properties style:font-name="Times New Roman" style:text-underline-style="none" style:font-name-asian="Times New Roman" style:font-name-complex="Times New Roman"/>
    </style:style>
    <style:style style:name="P16" style:family="paragraph" style:parent-style-name="Standard" style:list-style-name="WW8Num3"/>
    <style:style style:name="P17" style:family="paragraph" style:parent-style-name="Standard" style:list-style-name="WW8Num4"/>
    <style:style style:name="P18" style:family="paragraph" style:parent-style-name="Standard" style:list-style-name="WW8Num4">
      <style:text-properties officeooo:paragraph-rsid="00099582"/>
    </style:style>
    <style:style style:name="P19" style:family="paragraph" style:parent-style-name="Standard" style:list-style-name="WW8Num6"/>
    <style:style style:name="P20" style:family="paragraph" style:parent-style-name="Standard" style:list-style-name="WW8Num8"/>
    <style:style style:name="P21" style:family="paragraph" style:parent-style-name="Standard" style:list-style-name="WW8Num5"/>
    <style:style style:name="P22" style:family="paragraph" style:parent-style-name="Standard" style:list-style-name="WW8Num7"/>
    <style:style style:name="P23" style:family="paragraph" style:parent-style-name="Standard" style:list-style-name="WW8Num7">
      <style:text-properties style:text-line-through-style="none" style:text-line-through-type="none" style:font-name="Times New Roman" style:text-underline-style="none" style:font-name-complex="Times New Roman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4" style:family="text">
      <style:text-properties style:font-name="WenQuanYi Zen Hei Mono" style:text-underline-style="none" style:font-name-complex="WenQuanYi Zen Hei Mono"/>
    </style:style>
    <style:style style:name="T5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6" style:family="text">
      <style:text-properties fo:color="#000000" style:font-name="Times New Roman" style:text-underline-style="none" style:font-name-asian="Times New Roman" style:font-name-complex="Times New Roman"/>
    </style:style>
    <style:style style:name="T7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8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style:text-underline-style="none" style:font-name-complex="Times New Roman"/>
    </style:style>
    <style:style style:name="T13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14" style:family="text">
      <style:text-properties style:font-name="Times New Roman" style:text-underline-style="none" style:font-name-asian="Times New Roman" style:font-name-complex="Times New Roman"/>
    </style:style>
    <style:style style:name="T15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text-position="super 58%" style:font-name="Times New Roman" style:font-name-asian="Times New Roman" style:font-name-complex="Times New Roman"/>
    </style:style>
    <style:style style:name="T17" style:family="text">
      <style:text-properties style:text-line-through-style="none" style:text-line-through-type="none" style:font-name="WenQuanYi Zen Hei Mono" style:text-underline-style="none" fo:font-weight="normal" style:font-weight-asian="normal" style:font-name-complex="WenQuanYi Zen Hei Mono" style:font-weight-complex="normal"/>
    </style:style>
    <style:style style:name="T18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19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20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21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22" style:family="text">
      <style:text-properties style:text-line-through-style="none" style:text-line-through-type="none" style:font-name="Arial" style:text-underline-style="none" style:font-name-complex="Arial"/>
    </style:style>
    <style:style style:name="T23" style:family="text">
      <style:text-properties style:text-line-through-style="none" style:text-line-through-type="none" style:font-name="WenQuanYi Zen Hei Mono"/>
    </style:style>
    <style:style style:name="T24" style:family="text">
      <style:text-properties style:text-line-through-style="none" style:text-line-through-type="none" style:font-name="WenQuanYi Zen Hei Mono" fo:font-style="italic" style:font-style-asian="italic" style:font-style-complex="italic"/>
    </style:style>
    <style:style style:name="T25" style:family="text">
      <style:text-properties style:text-line-through-style="none" style:text-line-through-type="none" style:font-name="WenQuanYi Zen Hei Mono" fo:font-style="normal" style:font-style-asian="normal" style:font-style-complex="normal"/>
    </style:style>
    <style:style style:name="T26" style:family="text">
      <style:text-properties style:text-line-through-style="none" style:text-line-through-type="none" style:text-position="super 58%" style:font-name="WenQuanYi Zen Hei Mono" fo:font-style="normal" style:font-style-asian="normal" style:font-style-complex="normal"/>
    </style:style>
    <style:style style:name="T27" style:family="text">
      <style:text-properties style:text-line-through-style="none" style:text-line-through-type="none" style:text-position="0% 100%" style:font-name="WenQuanYi Zen Hei Mono" fo:font-style="normal" style:font-style-asian="normal" style:font-style-complex="normal"/>
    </style:style>
    <style:style style:name="T28" style:family="text">
      <style:text-properties style:text-line-through-style="none" style:text-line-through-type="none" style:text-position="0% 100%" style:font-name="WenQuanYi Zen Hei Mono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text-line-through-style="none" style:text-line-through-type="none" style:text-position="0% 100%" style:font-name="WenQuanYi Zen Hei Mono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style:text-position="0% 100%" style:font-name="WenQuanYi Zen Hei Mon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style:text-position="0% 100%" style:font-name="WenQuanYi Zen Hei Mono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position="0% 100%" style:font-name="WenQuanYi Zen Hei Mono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line-through-style="none" style:text-line-through-type="none" style:text-position="0% 100%" style:font-name="WenQuanYi Zen Hei Mono" fo:font-style="normal" style:text-underline-style="none" fo:font-weight="normal" style:font-style-asian="normal" style:font-weight-asian="normal" style:font-name-complex="WenQuanYi Zen Hei Mono" style:font-style-complex="normal" style:font-weight-complex="normal"/>
    </style:style>
    <style:style style:name="T34" style:family="text">
      <style:text-properties style:text-line-through-style="none" style:text-line-through-type="none" style:text-position="0% 100%" style:font-name="WenQuanYi Zen Hei Mono" fo:font-style="normal" style:text-underline-style="none" fo:font-weight="normal" officeooo:rsid="00099582" style:font-style-asian="normal" style:font-weight-asian="normal" style:font-name-complex="WenQuanYi Zen Hei Mono" style:font-style-complex="normal" style:font-weight-complex="normal"/>
    </style:style>
    <style:style style:name="T35" style:family="text">
      <style:text-properties style:text-line-through-style="none" style:text-line-through-type="none" style:text-position="0% 100%" style:font-name="WenQuanYi Zen Hei Mono" fo:font-style="normal" fo:font-weight="normal" style:font-style-asian="normal" style:font-weight-asian="normal" style:font-name-complex="WenQuanYi Zen Hei Mono" style:font-style-complex="normal" style:font-weight-complex="normal"/>
    </style:style>
    <style:style style:name="T36" style:family="text">
      <style:text-properties style:text-line-through-style="none" style:text-line-through-type="none" style:text-position="0% 100%" style:font-name="WenQuanYi Zen Hei Mono" fo:font-style="normal" style:text-underline-style="solid" style:text-underline-width="auto" style:text-underline-color="font-color" fo:font-weight="normal" style:font-style-asian="normal" style:font-weight-asian="normal" style:font-name-complex="WenQuanYi Zen Hei Mono" style:font-style-complex="normal" style:font-weight-complex="normal"/>
    </style:style>
    <style:style style:name="T37" style:family="text">
      <style:text-properties style:font-name="WenQuanYi Zen Hei Mono"/>
    </style:style>
    <style:style style:name="T38" style:family="text">
      <style:text-properties style:text-line-through-style="solid" style:text-line-through-type="single" style:font-name="WenQuanYi Zen Hei Mono"/>
    </style:style>
    <style:style style:name="T39" style:family="text">
      <style:text-properties style:text-line-through-style="solid" style:text-line-through-type="single" style:text-position="0% 100%" style:font-name="WenQuanYi Zen Hei Mono" fo:font-style="normal" style:font-style-asian="normal" style:font-style-complex="normal"/>
    </style:style>
    <style:style style:name="T40" style:family="text">
      <style:text-properties style:text-position="0% 100%" style:font-name="WenQuanYi Zen Hei Mono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hun-Yi Jheng</text:p>
      <text:p text:style-name="P1"><text:a xlink:type="simple" xlink:href="mailto:M157q.tw@gmail.com" text:style-name="Internet_20_link" text:visited-style-name="Visited_20_Internet_20_Link"><text:span text:style-name="Internet_20_link"><text:span text:style-name="T1">M157q.tw@gmail.com</text:span></text:span></text:a><text:span text:style-name="T2"> |</text:span><text:span text:style-name="T3"> </text:span><text:a xlink:type="simple" xlink:href="https://m157q.github.io/" text:style-name="Internet_20_link" text:visited-style-name="Visited_20_Internet_20_Link"><text:span text:style-name="Internet_20_link"><text:span text:style-name="T1">https://m157q.github.io</text:span></text:span></text:a><text:span text:style-name="Internet_20_link"><text:span text:style-name="T5"> | </text:span></text:span><text:a xlink:type="simple" xlink:href="https://www.linkedin.com/in/shunyi" text:style-name="Internet_20_link" text:visited-style-name="Visited_20_Internet_20_Link"><text:span text:style-name="Internet_20_link"><text:span text:style-name="T8">https://www.linkedin.com/in/shunyi</text:span></text:span></text:a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SUMMARY</text:p>
          </table:table-cell>
        </table:table-row>
      </table:table>
      <text:p text:style-name="Standard"><text:span text:style-name="T9">I keep participating Open Source related conferences since entered college. I gave two 50 mins talks at SITCON in 2014 and 2015.</text:span><text:span text:style-name="T16">[1]</text:span><text:span text:style-name="T9"> I play CTF as a member of BambooFox.</text:span><text:span text:style-name="T16">[2]</text:span><text:span text:style-name="T9"> My dream is</text:span><text:span text:style-name="T10"> writing the software help and used by lots of people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">National Chiao Tung University</text:p>
          </table:table-cell>
          <table:table-cell table:style-name="Table2.A2" office:value-type="string">
            <text:p text:style-name="P9">Hsinchu, Taiwan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Bachelor of Computer Science</text:p>
          </table:table-cell>
          <table:table-cell table:style-name="Table2.A2" office:value-type="string">
            <text:p text:style-name="P24">September 2011 － June 2015</text:p>
          </table:table-cell>
        </table:table-row>
      </table:table>
      <text:list xml:id="list4976869832108514941" text:style-name="WW8Num2">
        <text:list-item>
          <text:p text:style-name="P12">Information and Communication Security Credit Programme</text:p>
        </text:list-item>
        <text:list-item>
          <text:p text:style-name="P12">Relevant Coursework</text:p>
          <text:list>
            <text:list-item>
              <text:p text:style-name="P13">Computer System/Network Administration (A+), FOSS and Project Collaboration (A+)</text:p>
            </text:list-item>
          </text:list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">EXPERIENC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8">Open House, NCTU</text:p>
          </table:table-cell>
          <table:table-cell table:style-name="Table3.A2" office:value-type="string">
            <text:p text:style-name="P9">Hsinchu, Taiwan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7"><text:span text:style-name="T9">IT team</text:span><text:span text:style-name="T16">[1-1][3]</text:span></text:p>
          </table:table-cell>
          <table:table-cell table:style-name="Table3.A2" office:value-type="string">
            <text:p text:style-name="P24">September 2012 － May 2014</text:p>
          </table:table-cell>
        </table:table-row>
      </table:table>
      <text:list xml:id="list201841319601741" text:continue-numbering="true" text:style-name="WW8Num2">
        <text:list-item>
          <text:p text:style-name="P13">Open House is an organization helping companies on recuriting. I joined because I wanted to know the qualificaitons of jobs in different IT companies in Taiwan.</text:p>
        </text:list-item>
        <text:list-item>
          <text:p text:style-name="P13">I was a mentor teaching my team member how to maintain Web, Mail, BBS, FTP servers.</text:p>
        </text:list-item>
        <text:list-item>
          <text:p text:style-name="P13">Wrote new features based on users' demands which improved my communication skill.</text:p>
        </text:list-item>
        <text:list-item>
          <text:p text:style-name="P13">Refactored and modulized the legacy code, let successors focus on writing new features.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8">Computer Center of Dept. Computer Science, NCTU</text:p>
          </table:table-cell>
          <table:table-cell table:style-name="Table4.A1" office:value-type="string">
            <text:p text:style-name="P9">Hsinchu, Taiwan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0">Linux team &amp; Web team</text:p>
          </table:table-cell>
          <table:table-cell table:style-name="Table4.A2" office:value-type="string">
            <text:p text:style-name="P24">August 2013 － July 2015</text:p>
          </table:table-cell>
        </table:table-row>
      </table:table>
      <text:list xml:id="list201840222605805" text:continue-numbering="true" text:style-name="WW8Num2">
        <text:list-item>
          <text:p text:style-name="P13">Teaching assistant of Computer System/Network Administration courses.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PROJECTS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7"><text:span text:style-name="Internet_20_link"><text:span text:style-name="T6">Android Repackaged App Detection System</text:span></text:span><text:span text:style-name="Internet_20_link"><text:span text:style-name="T7">[1-2][4]</text:span></text:span></text:p>
          </table:table-cell>
          <table:table-cell table:style-name="Table5.A2" office:value-type="string">
            <text:p text:style-name="P24">August 2013 － January 2015</text:p>
          </table:table-cell>
        </table:table-row>
      </table:table>
      <text:list xml:id="list201839505454319" text:continue-numbering="true" text:style-name="WW8Num2">
        <text:list-item>
          <text:p text:style-name="P13">Studied the program flow of smail code and compared the similarity of generated data flow graphs.</text:p>
        </text:list-item>
        <text:list-item>
          <text:p text:style-name="P13">Combined several open source projects, studied and modified the source codes.</text:p>
        </text:list-item>
        <text:list-item>
          <text:p text:style-name="P13">To know the obfuscation tricks used by malicious and plagiarized Apps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HONORS</text:p>
          </table:table-cell>
        </table:table-row>
      </table:table>
      <text:list xml:id="list3624070155912149233" text:style-name="WW8Num3">
        <text:list-item>
          <text:p text:style-name="P16"><text:span text:style-name="T9">2015 4</text:span><text:span text:style-name="T16">th</text:span><text:span text:style-name="T9"> place in Taiwan Student Cluster Competition.</text:span><text:span text:style-name="T16">[5]</text:span></text:p>
        </text:list-item>
        <text:list-item>
          <text:p text:style-name="P16"><text:span text:style-name="T9">2013 5</text:span><text:span text:style-name="T16">th</text:span><text:span text:style-name="T9"> <text:s/>place in Golden Shield Information Security Contest.</text:span><text:span text:style-name="T16">[6]</text:span></text:p>
        </text:list-item>
      </text:list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SKILLS</text:p>
          </table:table-cell>
        </table:table-row>
      </table:table>
      <text:p text:style-name="Standard"><text:span text:style-name="T11">Languages:</text:span><text:span text:style-name="T9"> English (TOEIC 840/990, GEPT High-Intermediate), Mandarin</text:span></text:p>
      <text:p text:style-name="Standard"><text:span text:style-name="T11">Technical Skills:</text:span><text:span text:style-name="T9"> Python</text:span><text:span text:style-name="T16">[7]</text:span><text:span text:style-name="T9">, shell scripting, FreeBSD/Arch Linux system administration, C, C++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REFERENCES</text:p>
          </table:table-cell>
        </table:table-row>
      </table:table>
      <text:list xml:id="list888166435242828492" text:style-name="WW8Num4">
        <text:list-item>
          <text:p text:style-name="P17"><text:span text:style-name="T12">SITCON (Students' Information Technology Conference)</text:span><text:span text:style-name="T13"> is an annual computer science related conference held by students from different universities in Taiwan.</text:span></text:p>
          <text:list>
            <text:list-item>
              <text:p text:style-name="P17"><text:a xlink:type="simple" xlink:href="http://sitcon.orghttps://speakerdeck.com/m157q/sitcon2014-how-i-learned-to-build-a-website-from-buttom-to-up-in-one-and-a-half-years" text:style-name="Internet_20_link" text:visited-style-name="Visited_20_Internet_20_Link"><text:span text:style-name="Internet_20_link"><text:span text:style-name="T17">http://sitcon.org</text:span></text:span></text:a><text:a xlink:type="simple" xlink:href="http://sitcon.orghttps://speakerdeck.com/m157q/sitcon2014-how-i-learned-to-build-a-website-from-buttom-to-up-in-one-and-a-half-years" text:style-name="Internet_20_link" text:visited-style-name="Visited_20_Internet_20_Link"><text:span text:style-name="Internet_20_link"><text:span text:style-name="T4">https://speakerdeck.com/m157q/sitcon2014-how-i-learned-to-build-a-website-from-buttom-to-up-in-one-and-a-half-years</text:span></text:span></text:a></text:p>
            </text:list-item>
            <text:list-item>
              <text:p text:style-name="P17"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17">https://speakerdeck.com/m157q/sitcon2015-android-repackaged-app-detection-system</text:span></text:span></text:a></text:p>
            </text:list-item>
          </text:list>
        </text:list-item>
        <text:list-item>
          <text:p text:style-name="P17"><text:span text:style-name="T12">BambooFox, A security team consists of NCTU students and alumni, mainly focusing on CTF competitions and security related issues. </text:span><text:a xlink:type="simple" xlink:href="https://ctftime.org/team/9871" text:style-name="Internet_20_link" text:visited-style-name="Visited_20_Internet_20_Link"><text:span text:style-name="Internet_20_link"><text:span text:style-name="T4">https://ctftime.org/team/9871</text:span></text:span></text:a></text:p>
        </text:list-item>
        <text:list-item>
          <text:p text:style-name="P14">Official Websites of Open House, NCTU.</text:p>
        </text:list-item>
      </text:list>
      <text:list xml:id="list7797921282212274656" text:style-name="WW8Num6">
        <text:list-item>
          <text:list>
            <text:list-item>
              <text:p text:style-name="P19"><text:a xlink:type="simple" xlink:href="https://openhouse.nctu.edu.tw/2013/" text:style-name="Internet_20_link" text:visited-style-name="Visited_20_Internet_20_Link"><text:span text:style-name="Internet_20_link"><text:span text:style-name="T4">https://openhouse.nctu.edu.tw/2013/</text:span></text:span></text:a></text:p>
            </text:list-item>
            <text:list-item>
              <text:p text:style-name="P19"><text:a xlink:type="simple" xlink:href="https://openhouse.nctu.edu.tw/2014/" text:style-name="Internet_20_link" text:visited-style-name="Visited_20_Internet_20_Link"><text:span text:style-name="Internet_20_link"><text:span text:style-name="T4">https://openhouse.nctu.edu.tw/2014/</text:span></text:span></text:a></text:p>
            </text:list-item>
          </text:list>
        </text:list-item>
      </text:list>
      <text:list xml:id="list201841096070091" text:continue-list="list888166435242828492" text:style-name="WW8Num4">
        <text:list-item>
          <text:p text:style-name="P18"><text:a xlink:type="simple" xlink:href="https://github.com/M157q/Android-Repackaged-App-Detection-System" text:style-name="Internet_20_link" text:visited-style-name="Visited_20_Internet_20_Link"><text:span text:style-name="Internet_20_link"><text:span text:style-name="T34">https://github.com/M157q/Android-Repackaged-App-Detection-System</text:span></text:span></text:a></text:p>
        </text:list-item>
        <text:list-item>
          <text:p text:style-name="P17"><text:a xlink:type="simple" xlink:href="http://event.nchc.org.tw/2015/tscc/index.php?CONTENT_ID=25" text:style-name="Internet_20_link" text:visited-style-name="Visited_20_Internet_20_Link"><text:span text:style-name="Internet_20_link"><text:span text:style-name="T4">http://event.nchc.org.tw/2015/tscc/index.php?CONTENT_ID=25</text:span></text:span></text:a></text:p>
        </text:list-item>
      </text:list>
      <text:list xml:id="list6160089392173419225" text:style-name="WW8Num8">
        <text:list-item>
          <text:list>
            <text:list-item>
              <text:p text:style-name="P20"><text:span text:style-name="T15">Shortened URL: </text:span><text:a xlink:type="simple" xlink:href="http://goo.gl/80SZjB" text:style-name="Internet_20_link" text:visited-style-name="Visited_20_Internet_20_Link"><text:span text:style-name="Internet_20_link"><text:span text:style-name="T20">http://goo.gl/80SZjB</text:span></text:span></text:a></text:p>
            </text:list-item>
            <text:list-item>
              <text:p text:style-name="P20"><text:span text:style-name="T15">Team Name: </text:span><text:span text:style-name="Strong_20_Emphasis"><text:span text:style-name="T15">幼稚鬼團與他的快樂夥伴</text:span></text:span></text:p>
            </text:list-item>
          </text:list>
        </text:list-item>
      </text:list>
      <text:list xml:id="list201840132882973" text:continue-list="list201841096070091" text:style-name="WW8Num4">
        <text:list-item>
          <text:p text:style-name="P17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4">http://www.nicst.ey.gov.tw/News_Content4.aspx?n=11EC3BA2351F93AA&amp;sms=4D833E26864BB926&amp;s=4C2DD1B0FA325D80</text:span></text:span></text:a></text:p>
        </text:list-item>
      </text:list>
      <text:list xml:id="list7283642360758566978" text:style-name="WW8Num5">
        <text:list-item>
          <text:list>
            <text:list-item>
              <text:p text:style-name="P21"><text:span text:style-name="T14">Shortened URL: </text:span><text:a xlink:type="simple" xlink:href="http://goo.gl/oUfJqK" text:style-name="Internet_20_link" text:visited-style-name="Visited_20_Internet_20_Link"><text:span text:style-name="Internet_20_link"><text:span text:style-name="T18">http://goo.gl/oUfJqK</text:span></text:span></text:a></text:p>
            </text:list-item>
            <text:list-item>
              <text:p text:style-name="P15">Team Name: 聽說名字太長躲在防火牆</text:p>
            </text:list-item>
          </text:list>
        </text:list-item>
      </text:list>
      <text:list xml:id="list201840619079980" text:continue-list="list201840132882973" text:style-name="WW8Num4">
        <text:list-item>
          <text:p text:style-name="P14">Some side projects written in Python 3 by me.</text:p>
        </text:list-item>
      </text:list>
      <text:list xml:id="list2655101545164584019" text:style-name="WW8Num7">
        <text:list-item>
          <text:list>
            <text:list-item>
              <text:p text:style-name="P22"><text:a xlink:type="simple" xlink:href="https://github.com/M157q/zdict" text:style-name="Internet_20_link" text:visited-style-name="Visited_20_Internet_20_Link"><text:span text:style-name="Internet_20_link"><text:span text:style-name="T19">https://github.com/M157q/zdict</text:span></text:span></text:a></text:p>
              <text:list>
                <text:list-item>
                  <text:p text:style-name="P23">A CLI online dictionary framework.</text:p>
                </text:list-item>
              </text:list>
            </text:list-item>
            <text:list-item>
              <text:p text:style-name="P22"><text:a xlink:type="simple" xlink:href="https://github.com/M157q/gettitle" text:style-name="Internet_20_link" text:visited-style-name="Visited_20_Internet_20_Link"><text:span text:style-name="Internet_20_link"><text:span text:style-name="T19">https://github.com/M157q/gettitle</text:span></text:span></text:a></text:p>
              <text:list>
                <text:list-item>
                  <text:p text:style-name="P22"><text:span text:style-name="T21">A CLI tool to get the title of the webpage.</text:span><text:span text:style-name="T22"> </text:span></text:p>
                </text:list-item>
              </text:list>
            </text:list-item>
            <text:list-item>
              <text:p text:style-name="P22"><text:a xlink:type="simple" xlink:href="https://github.com/M157q/linkedin2md" text:style-name="Internet_20_link" text:visited-style-name="Visited_20_Internet_20_Link"><text:span text:style-name="Internet_20_link"><text:span text:style-name="T19">https://github.com/M157q/linkedin2md</text:span></text:span></text:a></text:p>
              <text:list>
                <text:list-item>
                  <text:p text:style-name="P23">A CLI tool to export public LinkedIn profile into Markdown forma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3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text-line-through-style="none" style:text-line-through-type="none"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space" fo:margin-left="0.7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6-01-09T20:18:39.205233650</dc:date>
    <meta:editing-cycles>76</meta:editing-cycles>
    <meta:editing-duration>P5DT1H37M47S</meta:editing-duration>
    <meta:generator>LibreOffice/5.0.4.2$Linux_X86_64 LibreOffice_project/00m0$Build-2</meta:generator>
    <meta:document-statistic meta:table-count="8" meta:image-count="0" meta:object-count="0" meta:page-count="2" meta:paragraph-count="60" meta:word-count="434" meta:character-count="3204" meta:non-whitespace-character-count="2882"/>
  </office:meta>
</office:document-meta>
</file>